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sukushi A Round Gothic Bold" svg:font-family="&quot;Tsukushi A Round Gothic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sukushi A Round Gothic Bold" style:font-name-asian="Tsukushi A Round Gothic Bold" style:font-name-complex="Tsukushi A Round Gothic Bold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535208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6.6675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43.5pt" style:use-optimal-row-height="false" fo:break-before="auto"/>
    </style:style>
    <style:style style:name="ro2" style:family="table-row">
      <style:table-row-properties style:row-height="34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153pt" style:use-optimal-row-height="true" fo:break-before="auto"/>
    </style:style>
    <style:style style:name="ro5" style:family="table-row">
      <style:table-row-properties style:row-height="221pt" style:use-optimal-row-height="true" fo:break-before="auto"/>
    </style:style>
    <style:style style:name="ro6" style:family="table-row">
      <style:table-row-properties style:row-height="136pt" style:use-optimal-row-height="true" fo:break-before="auto"/>
    </style:style>
    <style:style style:name="ro7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2">
            <text:p>Mining Health-Related Issues in Consumer Product Reviews by Using Scalable Text Analytics</text:p>
          </table:table-cell>
          <table:table-cell office:value-type="string" table:style-name="ce2">
            <text:p><text:span text:style-name="T2">Detecting reports of unsafe foods in consumer product</text:span><text:span text:style-name="T2"/></text:p>
            <text:p><text:span text:style-name="T2">Reviews</text:span></text:p>
          </table:table-cell>
          <table:table-cell office:value-type="string" table:style-name="ce3">
            <text:p>Labeling Analysis in the Classification of Product Review Sentiments byusing Multinomial Naive Bayes Algorith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ataset</text:p>
          </table:table-cell>
          <table:table-cell office:value-type="string" table:style-name="ce1">
            <text:p>Amazon Grocery and Gormet Dataset</text:p>
          </table:table-cell>
          <table:table-cell office:value-type="string" table:style-name="ce2">
            <text:p>(1) Amazon Grocery and Gormet Dataset (2) FDA Food Recall Data</text:p>
          </table:table-cell>
          <table:table-cell office:value-type="string" table:style-name="ce3">
            <text:p>Amazon Grocery and Gormet Dataset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oal</text:p>
          </table:table-cell>
          <table:table-cell table:style-name="ce1"/>
          <table:table-cell office:value-type="string" table:style-name="ce3">
            <text:p>Developing a machine learning approach for</text:p>
            <text:p>detecting reports of unsafe food products in consumer product reviews from Amazon.com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lgorithm</text:p>
          </table:table-cell>
          <table:table-cell table:style-name="ce1"/>
          <table:table-cell office:value-type="string" table:style-name="ce3">
            <text:p>linear Support Vector Machine (SVM), multinomial Naive Bayes, and weighted logistic regression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">
            <text:p>Method</text:p>
          </table:table-cell>
          <table:table-cell table:style-name="ce1"/>
          <table:table-cell office:value-type="string" table:style-name="ce3">
            <text:p>We linked Amazon.com food product reviews to<text:s/><text:span text:style-name="T3">Food and Drug Administration (FDA) food recalls</text:span><text:s/>from 2012 to 2014 using text matching approaches in a PostGres relational database (such as, “sick,” “label,” “ill,” “foul,” “rotten,” and etc.). We applied machine learning methods and over- and under-sampling methods to the linked data to automate the detection of reports of unsafe food products.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">
            <text:p>Results</text:p>
          </table:table-cell>
          <table:table-cell table:style-name="ce1"/>
          <table:table-cell office:value-type="string" table:style-name="ce3">
            <text:p>Our data consisted of 1 297 156 product reviews from Amazon.com.<text:s/><text:span text:style-name="T3">Only 5149 (0.4%) were linked to recalled food products.</text:span><text:s/>Bidirectional Encoder Representation from Transformations performed best in identifying unsafe food reviews,<text:s/><text:span text:style-name="T3">achieving an F1 score, precision and recall of 0.74, 0.78, and 0.71, respectively</text:span>. We</text:p>
            <text:p>also identified synonyms for terms associated with FDA recalls in more than 20 000 reviews, most of which were associated with nonrecalled products.<text:s/><text:span text:style-name="T3">This might suggest that many more products should have been recalled or investigated.</text:span>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Conclusion</text:p>
          </table:table-cell>
          <table:table-cell table:style-name="ce1"/>
          <table:table-cell office:value-type="string" table:style-name="ce3">
            <text:p>Challenges to improving food safety include, urbanization which has led to a longer food chain, underreporting of illness and difficulty in linking contaminated food to illness. Our approach can</text:p>
            <text:p>improve food safety by enabling early dentification of unsafe foods which can lead to timely recall thereby limiting the health and economic impact on the public.</text:p>
          </table:table-cell>
          <table:table-cell table:number-columns-repeated="16381" table:style-name="ce1"/>
        </table:table-row>
        <table:table-row table:number-rows-repeated="104856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sukushi A Round Gothic Bold" svg:font-family="&quot;Tsukushi A Round Gothic Bold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3</meta:generator>
    <dc:creator>tajima@mfa.t.u-tokyo.ac.jp</dc:creator>
    <meta:creation-date>2019-10-19T13:47:46Z</meta:creation-date>
    <dc:date>2019-10-25T10:33:14Z</dc:date>
    <meta:editing-cycles>3</meta:editing-cycles>
    <meta:editing-duration>PT2485S</meta:editing-duration>
  </office:meta>
</office:document-meta>
</file>